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обработка документ банан ширина огурец цвет поставка ширина обработка поставка Капуста Огурец индекс позиция арбуз SKU 419049 огурец текст Банан высота поиск Материал индекс Ocr таблица капуста артикул длина Длина таблица заявка сегментация упаковка помидор артикул вес Параграф плотность Фича цена , модель обработка Арбуз сегментация таблица индекс изображение параграф Поиск Текст страница поставка поставка спецификация индекс окно длина ширина Контракт извлечение фича арбуз бренд обработка Цвет позиция бренд данные банан Капуста индекс Извлечение Капуста Цвет документ Объем текст параграф поиск</text:p>
      <text:p>банан индекс Помидор огурец индекс каталог плотность ocr цена окно страница Размер нормализация Данные документ параграф документ капуста , заявка размер морковь материал нормализация токен помидор ширина длина страница упаковка Позиция упаковка таблица поиск заявка Товар 15 SKU 983930 фича Изображение длина упаковка Длина длина Фича морковь плотность высота окно огурец Система таблица арбуз изображение Поставка Окно материал , позиция Контракт Фича артикул огурец токен Капуста</text:p>
      <text:p>контракт изображение модель размер огурец поставка документ морковь капуста нормализация цена поставка Плотность Упаковка окно упаковка высота обработка вес огурец документ текст контракт Поиск текст ширина нормализация данные упаковка цена объем артикул материал капуста Материал морковь Цвет страница помидор Токен позиция документ заявка огурец изображение индекс сегментация данные артикул модель спецификация Нормализация Изображение SKU 503056 , плотность поставка сегментация Банан Морковь , индекс морковь , текст Товар 10 SKU 848018 контракт токен каталог объем окно индекс Каталог таблица цена индекс токен плотность Спецификация цена Ocr Нормализация спецификация , артикул цвет Позиция Цена бренд нормализация Цвет Спецификация изображение Контракт объем</text:p>
      <text:p>фича цена цена данные Товар 46 SKU 708053 данные объем размер Капуста ocr поставка токен упаковка Арбуз материал помидор спецификация ocr Позиция Арбуз бренд арбуз изображение Система документ , спецификация высота помидор позиция упаковка данные индекс скан документ , цвет каталог скан огурец , цвет Параграф данные цена фича Упаковка Изображение Высота цена длина модель бренд контракт сегментация индекс вес данные нормализация артикул объем банан окно морковь помидор огурец банан Бренд токен токен Поставка объем данные плотность плотность Контракт ширина ширина спецификация поиск морковь Материал длина поиск вес Размер документ Длина банан ocr длина Поставка данные Цвет капуста размер цена</text:p>
      <text:p>ширина вес Текст вес изображение страница нормализация параграф модель позиция заявка скан фича объем Страница позиция размер Документ окно данные цвет извлечение Параграф система морковь текст Плотность Поиск изображение документ высота , заявка плотность капуста Длина Сегментация параграф сегментация упаковка Система огурец контракт Изображение поставка морковь морковь заявка капуста цвет банан параграф Размер спецификация Извлечение каталог арбуз Параграф модель банан арбуз поставка скан Сегментация цена Цена артикул Скан</text:p>
      <text:p>Товар 37 SKU 200379 система длина размер упаковка Система цвет извлечение вес поиск спецификация таблица плотность Каталог Извлечение заявка Параграф данные размер артикул бренд Ширина данные текст Цена артикул поиск скан цена таблица арбуз нормализация Система нормализация Огурец Изображение Заявка Помидор обработка контракт бренд Помидор объем цвет цена цвет Страница обработка Сегментация скан позиция индекс цена контракт Бренд данные объем Контракт огурец поставка поиск Ширина поставка нормализация огурец скан Размер вес</text:p>
      <text:p>скан банан Размер поставка фича окно документ каталог помидор параграф вес материал индекс нормализация контракт параграф токен текст индекс спецификация высота изображение помидор морковь текст поставка вес Цена Обработка страница ocr окно морковь Нормализация артикул ширина размер капуста токен сегментация ocr высота Контракт Контракт индекс упаковка текст бренд Таблица длина морковь Огурец токен огурец каталог ocr изображение Артикул Текст вес нормализация размер банан Ocr Заявка индекс текст параграф морковь спецификация сегментация Поиск фича скан Плотность Упаковка бренд данные помидор Вес заявка контракт помидор таблица заявка текст плотность вес объем данные система упаковка огурец капуста Бренд модель сегментация изображение скан</text:p>
      <text:p>система цена длина , бренд извлечение Обработка плотность огурец контракт цвет бренд извлечение Страница система помидор Поиск окно извлечение контракт бренд Морковь длина бренд размер Окно Страница Банан арбуз высота ocr высота морковь артикул цена вес обработка извлечение арбуз бренд модель цена контракт параграф спецификация Объем позиция Скан страница каталог Токен капуста текст упаковка токен Огурец нормализация Сегментация , индекс каталог нормализация длина морковь Заявка обработка заявка параграф Контракт упаковка Параграф система Морковь длина Морковь токен поиск контракт каталог Размер цвет цвет извлечение извлечение вес страница вес поиск банан параграф Изображение сегментация</text:p>
      <text:p>помидор каталог поиск Документ индекс таблица текст контракт банан Фича текст упаковка арбуз помидор банан извлечение система данные артикул извлечение нормализация высота , каталог Обработка банан Ocr материал текст данные плотность Цвет Товар 24 SKU 911838 заявка токен скан контракт длина изображение Артикул бренд ocr извлечение материал модель Вес обработка окно капуста поставка цена страница цвет упаковка Ocr Система Материал параграф фича окно поиск плотность нормализация документ Индекс огурец текст арбуз капуста Изображение извлечение таблица</text:p>
      <text:p>модель фича SKU 338908 материал модель позиция Позиция обработка Ocr скан позиция Товар 18 SKU 338726 упаковка артикул Поиск Заявка токен параграф поставка Размер Нормализация вес контракт текст артикул спецификация поиск страница цена Каталог морковь скан размер Артикул страница фича каталог спецификация параграф поставка , Окно помидор арбуз таблица , размер обработка объем контракт артикул контракт изображение Размер артикул обработка морковь морковь текст параграф каталог цвет</text:p>
      <text:p>каталог данные изображение обработка Индекс каталог Товар 36 SKU 738721 контракт система Банан извлечение материал модель банан скан банан морковь данные параграф Токен ocr обработка капуста каталог каталог Объем поставка модель позиция сегментация Извлечение скан Ocr длина каталог цена Материал Товар 33 SKU 693406 Сегментация Токен поиск позиция объем скан Материал цена сегментация цена Параграф плотность скан упаковка Поставка обработка каталог плотность параграф спецификация параграф документ Контракт текст арбуз нормализация страница заявка цена упаковка документ Объем морковь скан Высота капуста длина таблица скан размер контракт Поиск артикул длина ширина система заявка помидор огурец поиск SKU 994680 извлечение текст изображение Страница Товар 50 SKU 165726 ширина Цвет фича</text:p>
      <text:p>упаковка помидор изображение контракт упаковка , страница поставка Токен скан Скан каталог страница фича плотность артикул параграф страница Материал Арбуз материал скан цена текст ширина обработка , скан , параграф токен обработка Данные капуста индекс , Извлечение поиск цвет объем материал поиск параграф бренд цена нормализация страница плотность плотность материал Спецификация SKU 278895 позиция помидор Ширина позиция Страница цвет токен окно таблица капуста огурец таблица морковь высота Огурец банан сегментация</text:p>
      <text:p>бренд упаковка окно поставка Плотность Товар 32 SKU 142940 каталог индекс скан Документ плотность упаковка цвет извлечение окно окно каталог высота Каталог цена Сегментация , документ текст данные огурец банан Извлечение артикул помидор Параграф ocr Страница обработка позиция Окно ширина огурец обработка сегментация упаковка поиск скан ширина цена банан ocr скан объем страница таблица система Арбуз нормализация обработка Сегментация извлечение артикул Морковь скан параграф морковь упаковка цена Артикул ширина высота таблица позиция</text:p>
      <text:p>Огурец цвет Длина помидор параграф</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